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MS Shell Dlg" svg:font-family="'MS Shell Dlg'"/>
    <style:font-face style:name="StarSymbol" svg:font-family="Star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style:tab-stops>
          <style:tab-stop style:position="0.847cm"/>
          <style:tab-stop style:position="15.572cm" style:type="right"/>
        </style:tab-stops>
      </style:paragraph-properties>
      <style:text-properties fo:font-size="10pt" fo:language="es" fo:country="CO" style:font-size-asian="10pt" style:font-name-complex="Arial" style:font-size-complex="10pt" style:language-complex="ar" style:country-complex="SA"/>
    </style:style>
    <style:style style:name="P3" style:family="paragraph" style:parent-style-name="Standard">
      <style:text-properties fo:language="es" fo:country="CO" style:font-name-complex="Arial" style:language-complex="ar" style:country-complex="SA"/>
    </style:style>
    <style:style style:name="P4" style:family="paragraph" style:parent-style-name="Standard">
      <style:paragraph-properties fo:text-align="end" style:justify-single-word="false"/>
      <style:text-properties fo:language="es" fo:country="CO" style:font-name-complex="Arial" style:language-complex="ar" style:country-complex="SA"/>
    </style:style>
    <style:style style:name="P5" style:family="paragraph" style:parent-style-name="Standard">
      <style:paragraph-properties fo:text-align="center" style:justify-single-word="false"/>
      <style:text-properties fo:language="es" fo:country="CO" fo:font-weight="bold" style:font-weight-asian="bold" style:font-name-complex="Arial" style:language-complex="ar" style:country-complex="SA"/>
    </style:style>
    <style:style style:name="P6" style:family="paragraph" style:parent-style-name="Standard">
      <style:paragraph-properties fo:text-align="center" style:justify-single-word="false"/>
      <style:text-properties fo:language="es" fo:country="CO" fo:font-weight="bold" fo:background-color="#00ff00" style:font-weight-asian="bold" style:font-name-complex="Arial" style:language-complex="ar" style:country-complex="SA"/>
    </style:style>
    <style:style style:name="P7" style:family="paragraph" style:parent-style-name="Standard">
      <style:text-properties fo:language="es" fo:country="CO" style:language-complex="ar" style:country-complex="SA"/>
    </style:style>
    <style:style style:name="P8" style:family="paragraph" style:parent-style-name="Standard">
      <style:text-properties fo:language="es" fo:country="CO" fo:font-weight="normal" style:font-weight-asian="normal" style:language-complex="ar" style:country-complex="SA" style:font-weight-complex="normal"/>
    </style:style>
    <style:style style:name="P9" style:family="paragraph" style:parent-style-name="Standard">
      <style:text-properties fo:language="es" fo:country="CO" fo:font-weight="normal" style:font-weight-asian="normal" style:language-complex="ar" style:country-complex="SA" style:font-weight-complex="bold"/>
    </style:style>
    <style:style style:name="P10" style:family="paragraph" style:parent-style-name="Standard">
      <style:text-properties fo:color="#000000" style:font-name="MS Shell Dlg" fo:font-weight="normal" style:font-weight-asian="normal" style:font-name-complex="Arial" style:font-weight-complex="normal"/>
    </style:style>
    <style:style style:name="P11" style:family="paragraph" style:parent-style-name="Standard">
      <style:text-properties fo:color="#000000" style:font-name="MS Shell Dlg" fo:font-size="12pt" fo:language="es" fo:country="CO" fo:font-weight="normal" style:font-weight-asian="normal" style:font-name-complex="Arial" style:language-complex="ar" style:country-complex="SA" style:font-weight-complex="normal"/>
    </style:style>
    <style:style style:name="P12" style:family="paragraph" style:parent-style-name="Standard">
      <style:paragraph-properties fo:text-align="center" style:justify-single-word="false" fo:break-before="page"/>
      <style:text-properties fo:font-size="14pt" fo:language="es" fo:country="CO" fo:font-weight="bold" style:font-size-asian="14pt" style:font-weight-asian="bold" style:font-name-complex="Arial" style:font-size-complex="14pt" style:language-complex="ar" style:country-complex="SA"/>
    </style:style>
    <style:style style:name="P13" style:family="paragraph" style:parent-style-name="Heading_20_2">
      <style:text-properties fo:language="es" fo:country="CO" style:language-complex="ar" style:country-complex="SA"/>
    </style:style>
    <style:style style:name="P14" style:family="paragraph" style:parent-style-name="Heading_20_1">
      <style:text-properties fo:language="es" fo:country="CO" style:language-complex="ar" style:country-complex="SA"/>
    </style:style>
    <style:style style:name="P15" style:family="paragraph" style:parent-style-name="Contents_20_1">
      <style:paragraph-properties>
        <style:tab-stops>
          <style:tab-stop style:position="15.589cm" style:type="right" style:leader-style="dotted" style:leader-text="."/>
        </style:tab-stops>
      </style:paragraph-properties>
    </style:style>
    <style:style style:name="P16" style:family="paragraph" style:parent-style-name="Contents_20_2">
      <style:paragraph-properties>
        <style:tab-stops>
          <style:tab-stop style:position="15.589cm" style:type="right" style:leader-style="dotted" style:leader-text="."/>
        </style:tab-stops>
      </style:paragraph-properties>
    </style:style>
    <style:style style:name="P17" style:family="paragraph" style:parent-style-name="Title">
      <style:paragraph-properties fo:text-align="center" style:justify-single-word="false"/>
      <style:text-properties fo:language="es" fo:country="CO" fo:font-weight="bold" fo:background-color="#00ff00" style:font-weight-asian="bold" style:font-name-complex="Arial" style:language-complex="ar" style:country-complex="SA"/>
    </style:style>
    <style:style style:name="P18" style:family="paragraph" style:parent-style-name="Standard" style:master-page-name="Standard">
      <style:paragraph-properties fo:text-align="center" style:justify-single-word="false" style:page-number="auto"/>
      <style:text-properties fo:language="es" fo:country="CO" fo:font-weight="bold" style:font-weight-asian="bold" style:font-name-complex="Arial" style:language-complex="ar" style:country-complex="SA"/>
    </style:style>
    <style:style style:name="P19" style:family="paragraph" style:parent-style-name="Standard">
      <style:text-properties fo:language="es" fo:country="CO" style:language-complex="ar" style:country-complex="SA"/>
    </style:style>
    <style:style style:name="P20" style:family="paragraph" style:parent-style-name="Standard" style:list-style-name="L1">
      <style:text-properties fo:language="es" fo:country="CO" style:language-complex="ar" style:country-complex="SA"/>
    </style:style>
    <style:style style:name="P21" style:family="paragraph" style:parent-style-name="Standard">
      <style:text-properties fo:language="es" fo:country="CO" fo:font-weight="bold" style:font-weight-asian="bold" style:language-complex="ar" style:country-complex="SA" style:font-weight-complex="bold"/>
    </style:style>
    <style:style style:name="P22" style:family="paragraph" style:parent-style-name="Standard">
      <style:text-properties fo:language="es" fo:country="CO" fo:font-weight="normal" style:font-weight-asian="normal" style:language-complex="ar" style:country-complex="SA" style:font-weight-complex="normal"/>
    </style:style>
    <style:style style:name="P23" style:family="paragraph" style:parent-style-name="Standard">
      <style:paragraph-properties fo:margin-left="1.27cm" fo:margin-right="0cm" fo:text-indent="0cm" style:auto-text-indent="false"/>
      <style:text-properties fo:language="es" fo:country="CO" style:language-complex="ar" style:country-complex="SA"/>
    </style:style>
    <style:style style:name="P24" style:family="paragraph" style:parent-style-name="Heading_20_2">
      <style:text-properties fo:language="es" fo:country="CO" style:language-complex="ar" style:country-complex="SA"/>
    </style:style>
    <style:style style:name="P25" style:family="paragraph" style:parent-style-name="Heading_20_3">
      <style:text-properties fo:language="es" fo:country="CO" style:language-complex="ar" style:country-complex="SA"/>
    </style:style>
    <style:style style:name="P26" style:family="paragraph" style:parent-style-name="Heading_20_1" style:master-page-name="Convertir_20_1">
      <style:paragraph-properties style:page-number="1"/>
      <style:text-properties fo:language="es" fo:country="CO" style:language-complex="ar" style:country-complex="SA"/>
    </style:style>
    <style:style style:name="T1" style:family="text">
      <style:text-properties fo:language="es" fo:country="CO" style:language-complex="ar" style:country-complex="SA"/>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5"/>
      <text:p text:style-name="P5"/>
      <text:p text:style-name="P17">HERRAMIENTA CASE PARA TRANSFORMACIÓN DE MODELOS DE LÍNEAS DE PRODUCCIÓN MEDIANTE MD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JORGE IVAN RAMIREZ HERNANDEZ</text:p>
      <text:p text:style-name="P6">042045</text:p>
      <text:p text:style-name="P6">hitokirishinkei@gmail.com</text:p>
      <text:p text:style-name="P5"/>
      <text:p text:style-name="P5"/>
      <text:p text:style-name="P5"/>
      <text:p text:style-name="P5"/>
      <text:p text:style-name="P5"/>
      <text:p text:style-name="P6">GRUPO DE TRABAJO</text:p>
      <text:p text:style-name="P6">ANDRES FELIPE SOLARTE </text:p>
      <text:p text:style-name="P5"/>
      <text:p text:style-name="P5"/>
      <text:p text:style-name="P5"/>
      <text:p text:style-name="P5"/>
      <text:p text:style-name="P5"/>
      <text:p text:style-name="P5"/>
      <text:p text:style-name="P5"/>
      <text:p text:style-name="P5"/>
      <text:p text:style-name="P5">FUNDACIÓN UNIVERSITARIA SAN MARTÍN</text:p>
      <text:p text:style-name="P5">FACULTAD DE INGENIERÍA</text:p>
      <text:p text:style-name="P5">DEPARTAMENTO DE SISTEMAS</text:p>
      <text:p text:style-name="P5">BOGOTÁ, COLOMBIA</text:p>
      <text:p text:style-name="P6">2009, X</text:p>
      <text:p text:style-name="P12">CONTENIDO</text:p>
      <text:p text:style-name="P3"/>
      <text:p text:style-name="P4">Pág.</text:p>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5"><text:a xlink:type="simple" xlink:href="#1.PROBLEMA|outline"><text:span text:style-name="T1">1. PROBLEMA<text:tab/>1</text:span></text:a></text:p>
          <text:p text:style-name="P15"><text:a xlink:type="simple" xlink:href="#2.JUSTIFICACIÓN|outline"><text:span text:style-name="T1">2. JUSTIFICACIÓN<text:tab/>1</text:span></text:a></text:p>
          <text:p text:style-name="P15"><text:a xlink:type="simple" xlink:href="#3.OBJETIVOS|outline"><text:span text:style-name="T1">3. OBJETIVOS<text:tab/>1</text:span></text:a></text:p>
          <text:p text:style-name="P16"><text:a xlink:type="simple" xlink:href="#3.1.OBJETIVO GENERAL|outline"><text:span text:style-name="T1">3.1 OBJETIVO GENERAL<text:tab/>1</text:span></text:a></text:p>
          <text:p text:style-name="P16"><text:a xlink:type="simple" xlink:href="#3.2.OBJETIVOS ESPECÍFICOS|outline"><text:span text:style-name="T1">3.2 OBJETIVOS ESPECÍFICOS<text:tab/>1</text:span></text:a></text:p>
          <text:p text:style-name="P15"><text:a xlink:type="simple" xlink:href="#4.MARCO REFERENCIAL|outline"><text:span text:style-name="T1">4. MARCO REFERENCIAL<text:tab/>1</text:span></text:a></text:p>
          <text:p text:style-name="P16"><text:a xlink:type="simple" xlink:href="#4.1.ANTECEDENTES|outline"><text:span text:style-name="T1">4.1 ANTECEDENTES<text:tab/>1</text:span></text:a></text:p>
          <text:p text:style-name="P16"><text:a xlink:type="simple" xlink:href="#4.2.MARCO CONCEPTUAL|outline"><text:span text:style-name="T1">4.2 MARCO CONCEPTUAL<text:tab/>1</text:span></text:a></text:p>
          <text:p text:style-name="P16"><text:a xlink:type="simple" xlink:href="#4.3.MARCO TEÓRICO|outline"><text:span text:style-name="T1">4.3 MARCO TEÓRICO<text:tab/>1</text:span></text:a></text:p>
          <text:p text:style-name="P16"><text:a xlink:type="simple" xlink:href="#4.4.ESTADO DEL ARTE|outline"><text:span text:style-name="T1">4.4 ESTADO DEL ARTE<text:tab/>1</text:span></text:a></text:p>
          <text:p text:style-name="P15"><text:a xlink:type="simple" xlink:href="#5.METODOLOGÍA|outline"><text:span text:style-name="T1">5. METODOLOGÍA<text:tab/>2</text:span></text:a></text:p>
          <text:p text:style-name="P15"><text:a xlink:type="simple" xlink:href="#6.RECURSOS|outline"><text:span text:style-name="T1">6. RECURSOS<text:tab/>2</text:span></text:a></text:p>
          <text:p text:style-name="P15"><text:a xlink:type="simple" xlink:href="#7.PROSPECTIVA|outline"><text:span text:style-name="T1">7. PROSPECTIVA<text:tab/>2</text:span></text:a></text:p>
          <text:p text:style-name="P15"><text:a xlink:type="simple" xlink:href="#8.GLOSARIO|outline"><text:span text:style-name="T1">8. GLOSARIO<text:tab/>2</text:span></text:a></text:p>
          <text:p text:style-name="P15"><text:a xlink:type="simple" xlink:href="#9.BIBLIOGRAFÍA|outline"><text:span text:style-name="T1">9. BIBLIOGRAFÍA<text:tab/>2</text:span></text:a></text:p>
          <text:p text:style-name="P16"><text:a xlink:type="simple" xlink:href="#9.1.Referencias Bibliográficas|outline"><text:span text:style-name="T1">9.1 Referencias Bibliográficas<text:tab/>2</text:span></text:a></text:p>
          <text:p text:style-name="P16"><text:a xlink:type="simple" xlink:href="#9.2.Referencias de Internet|outline"><text:span text:style-name="T1">9.2 Referencias de Internet<text:tab/>2</text:span></text:a></text:p>
          <text:p text:style-name="P16"><text:a xlink:type="simple" xlink:href="#9.3.Referencias Audiovisuales|outline"><text:span text:style-name="T1">9.3 Referencias Audiovisuales<text:tab/>2</text:span></text:a></text:p>
          <text:p text:style-name="P16"><text:a xlink:type="simple" xlink:href="#9.4.Comunicaciones Personales|outline"><text:span text:style-name="T1">9.4 Comunicaciones Personales<text:tab/>3</text:span></text:a></text:p>
          <text:p text:style-name="P15"><text:a xlink:type="simple" xlink:href="#10.CRONOGRAMA DETALLADO|outline"><text:span text:style-name="T1">10. CRONOGRAMA DETALLADO<text:tab/>3</text:span></text:a></text:p>
          <text:p text:style-name="P15"><text:a xlink:type="simple" xlink:href="#11.ANEXOS|outline"><text:span text:style-name="T1">11. ANEXOS<text:tab/>3</text:span></text:a></text:p>
        </text:index-body>
      </text:table-of-content>
      <text:p text:style-name="P2"/>
      <text:p text:style-name="P12">LISTA DE FIGURAS</text:p>
      <text:p text:style-name="P3"/>
      <text:p text:style-name="P4">Pág.</text:p>
      <text:p text:style-name="P3"/>
      <text:p text:style-name="P12">LISTA DE FÓRMULAS</text:p>
      <text:p text:style-name="P3"/>
      <text:p text:style-name="P4">Pág.</text:p>
      <text:p text:style-name="P3"/>
      <text:p text:style-name="P12">LISTA DE TABLAS</text:p>
      <text:p text:style-name="P3"/>
      <text:p text:style-name="P4">Pág.</text:p>
      <text:p text:style-name="P3"/>
      <text:p text:style-name="P12">LISTA DE ANEXOS</text:p>
      <text:p text:style-name="P3"/>
      <text:p text:style-name="P4">Pág.</text:p>
      <text:p text:style-name="P3"/>
      <text:list text:style-name="Outline">
        <text:list-item>
          <text:h text:style-name="P26" text:outline-level="1">PROBLEMA</text:h>
        </text:list-item>
      </text:list>
      <text:p text:style-name="P3">﻿</text:p>
      <text:p text:style-name="P11">Las lineas de producción son procesos de creación de productos, donde generalmente pueden existir errores, que hacen que esta <text:s/>pierda tiempo y productividad lo cual genera costos a las empresas, así que algunas veces se quiere automatizar esta linea de producción con productos de software, los cuales son realizados por ingenieros que deben recolectar información importante de las personas que son expertas en el negocio. A menudo estas personas no saben transmitir correctamente esta información o el ingeniero no la comprende bien, así que al momento de desarrollar la aplicación se presentan problemas o aun peor, al entregar la aplicación, el cliente no la recibe, porque no era lo que quería.</text:p>
      <text:p text:style-name="P11"/>
      <text:p text:style-name="P11">Si la comunicación con los expertos no es clara al momento de especificar la aplicación con la que se piensa automatizar la linea de producción, esta no serviría, y habría que hacerla de nuevo, <text:s/>y esto conlleva multas y compensaciones; ademas de esto, cuando se quiere </text:p>
      <text:p text:style-name="P11"/>
      <text:p text:style-name="P11">Cuando se esta analizando y especificando una solución a un problema, el cliente y especialmente el experto del negocio, son personas muy importantes, ya que son estas las que proporcionan toda la información necesaria, pero seria aun mejor si ellas participaran en el desarrollo de la solución, creando para la organización un diagrama donde no omitan detalles y además de esto se pueda transformar este diagrama en código automáticamente, entonces no se perdería información y si sucediera la información perdida seria mínima, además de crear una codificación casi completa a la automatización del problema.</text:p>
      <text:p text:style-name="P11"/>
      <text:p text:style-name="P11"/>
      <text:p text:style-name="P11"/>
      <text:p text:style-name="P3"/>
      <text:p text:style-name="P7"/>
      <text:p text:style-name="P7"/>
      <text:p text:style-name="P7"/>
      <text:p text:style-name="P7"/>
      <text:p text:style-name="P7"/>
      <text:list text:style-name="Outline" text:continue-numbering="true">
        <text:list-item>
          <text:h text:style-name="P14" text:outline-level="1">JUSTIFICACIÓN</text:h>
        </text:list-item>
      </text:list>
      <text:p text:style-name="P7"/>
      <text:p text:style-name="P7">…….</text:p>
      <text:p text:style-name="P7"/>
      <text:list text:style-name="Outline" text:continue-numbering="true">
        <text:list-item>
          <text:h text:style-name="P14" text:outline-level="1">OBJETIVOS</text:h>
        </text:list-item>
      </text:list>
      <text:p text:style-name="P7"/>
      <text:list text:style-name="Outline" text:continue-numbering="true">
        <text:list-item>
          <text:list text:continue-numbering="true">
            <text:list-item>
              <text:h text:style-name="P13" text:outline-level="2"><text:soft-page-break/>OBJETIVO GENERAL</text:h>
            </text:list-item>
          </text:list>
        </text:list-item>
      </text:list>
      <text:p text:style-name="P7"/>
      <text:p text:style-name="P10">El objetivo de este proyecto de grado, es crear una herramienta CASE (herramienta asistida por computadora), que facilite la creación de modelo que representen lineas de producción, y permita al experto del negocio, diseñar en forma de diagrama, la solución que realmente tiene en mente, y a partir de este diagrama transformarlo, para que sea entendido por una herramienta de generación de código.</text:p>
      <text:p text:style-name="P7"/>
      <text:list text:style-name="Outline" text:continue-numbering="true">
        <text:list-item>
          <text:list text:continue-numbering="true">
            <text:list-item>
              <text:h text:style-name="P13" text:outline-level="2">OBJETIVOS ESPECÍFICOS</text:h>
            </text:list-item>
          </text:list>
        </text:list-item>
      </text:list>
      <text:p text:style-name="P7"/>
      <text:list text:style-name="L1">
        <text:list-item>
          <text:p text:style-name="P20">Crear una herramienta CASE, que permita la creación de diagramas, que representen lineas de producción.</text:p>
          <text:p text:style-name="P20"/>
        </text:list-item>
        <text:list-item>
          <text:p text:style-name="P20">Identificar un metamodelo capas de representar modelos de lineas de producción.</text:p>
          <text:p text:style-name="P20"/>
        </text:list-item>
        <text:list-item>
          <text:p text:style-name="P20">Crear una aplicación, que permita transformar el modelo hecho por la herramienta CASE, en un mas simple, que <text:s/>sea capaz de ser interpretado por una herramienta de generación de código fuente.</text:p>
          <text:p text:style-name="P20"/>
        </text:list-item>
        <text:list-item>
          <text:p text:style-name="P20">Identificar las reglas de transformación entre modelos, para lograr el modelo final.</text:p>
          <text:p text:style-name="P20"/>
        </text:list-item>
        <text:list-item>
          <text:p text:style-name="P20">Identificar cuantos y cuales son los modelos intermedios necesarios para la transformación.</text:p>
        </text:list-item>
      </text:list>
      <text:p text:style-name="P7"/>
      <text:p text:style-name="P7"/>
      <text:p text:style-name="P7"/>
      <text:p text:style-name="P7"/>
      <text:p text:style-name="P7"/>
      <text:list text:style-name="Outline" text:continue-numbering="true">
        <text:list-item>
          <text:h text:style-name="P14" text:outline-level="1">MARCO REFERENCIAL</text:h>
        </text:list-item>
      </text:list>
      <text:p text:style-name="P7"/>
      <text:list text:style-name="Outline" text:continue-numbering="true">
        <text:list-item>
          <text:list text:continue-numbering="true">
            <text:list-item>
              <text:h text:style-name="P13" text:outline-level="2">ANTECEDENTES</text:h>
            </text:list-item>
          </text:list>
        </text:list-item>
      </text:list>
      <text:p text:style-name="P7">Todo lo anterior a mi desarrollo</text:p>
      <text:p text:style-name="P7"/>
      <text:list text:style-name="Outline" text:continue-numbering="true">
        <text:list-item>
          <text:list text:continue-numbering="true">
            <text:list-item>
              <text:h text:style-name="P13" text:outline-level="2">MARCO CONCEPTUAL</text:h>
            </text:list-item>
          </text:list>
        </text:list-item>
      </text:list>
      <text:p text:style-name="P7"/>
      <text:p text:style-name="P7">Lineas de producción</text:p>
      <text:p text:style-name="P7"/>
      <text:list text:style-name="Outline" text:continue-numbering="true">
        <text:list-item>
          <text:list text:continue-numbering="true">
            <text:list-item>
              <text:h text:style-name="P13" text:outline-level="2"><text:soft-page-break/>MARCO TEÓRICO</text:h>
              <text:list>
                <text:list-item>
                  <text:h text:style-name="P25" text:outline-level="3"><text:span text:style-name="T3">OMG</text:span></text:h>
                  <text:h text:style-name="P25" text:outline-level="3" text:is-list-header="true"><text:span text:style-name="T2">Esta es la organización internacional <text:s/>que establece estándares en el desarrollo de software los cuáles dan una metodología enfocada hacia el paradigma de objetos desde el año de 1989; siendo conformado por varias empresas que apoyan el desarrollo y la investigación de estos estándares dentro de los cuáles se encuentra UML, MOF y MDA, entre otros.</text:span></text:h>
                </text:list-item>
                <text:list-item>
                  <text:h text:style-name="P25" text:outline-level="3"><text:span text:style-name="T3">MDA</text:span></text:h>
                </text:list-item>
              </text:list>
            </text:list-item>
          </text:list>
        </text:list-item>
      </text:list>
      <text:p text:style-name="P7"><text:span text:style-name="T3"><text:tab/></text:span></text:p>
      <text:p text:style-name="P23"><text:span text:style-name="T2">Arquitectura guiada por el modelo, es un estandar de la OMG para la representacion de modelos, metamodelos y la transformacion de estos, este estandar surge en </text:span></text:p>
      <text:list text:style-name="Outline" text:continue-numbering="true">
        <text:list-item>
          <text:list text:continue-numbering="true">
            <text:list-item>
              <text:list text:continue-numbering="true">
                <text:list-item>
                  <text:h text:style-name="P25" text:outline-level="3"><text:span text:style-name="T3"/></text:h>
                </text:list-item>
              </text:list>
            </text:list-item>
          </text:list>
        </text:list-item>
      </text:list>
      <text:p text:style-name="P7"/>
      <text:p text:style-name="P8"><text:span text:style-name="T2"/></text:p>
      <text:p text:style-name="P8"/>
      <text:p text:style-name="P8"/>
      <text:p text:style-name="P9"/>
      <text:p text:style-name="P9"/>
      <text:list text:style-name="Outline" text:continue-numbering="true">
        <text:list-item>
          <text:list text:continue-numbering="true">
            <text:list-item>
              <text:h text:style-name="P13" text:outline-level="2">ESTADO DEL ARTE</text:h>
            </text:list-item>
          </text:list>
        </text:list-item>
      </text:list>
      <text:p text:style-name="P7">……</text:p>
      <text:p text:style-name="P7"/>
      <text:list text:style-name="Outline" text:continue-numbering="true">
        <text:list-item>
          <text:h text:style-name="P14" text:outline-level="1">METODOLOGÍA</text:h>
        </text:list-item>
      </text:list>
      <text:p text:style-name="P7"/>
      <text:p text:style-name="P7">……</text:p>
      <text:p text:style-name="P7"/>
      <text:list text:style-name="Outline" text:continue-numbering="true">
        <text:list-item>
          <text:h text:style-name="P14" text:outline-level="1">RECURSOS</text:h>
        </text:list-item>
      </text:list>
      <text:p text:style-name="P7"/>
      <text:p text:style-name="P7">……</text:p>
      <text:p text:style-name="P7"/>
      <text:list text:style-name="Outline" text:continue-numbering="true">
        <text:list-item>
          <text:h text:style-name="P14" text:outline-level="1">PROSPECTIVA</text:h>
        </text:list-item>
      </text:list>
      <text:p text:style-name="P7"/>
      <text:p text:style-name="P7">……</text:p>
      <text:p text:style-name="P7"/>
      <text:list text:style-name="Outline" text:continue-numbering="true">
        <text:list-item>
          <text:h text:style-name="P14" text:outline-level="1"><text:soft-page-break/>GLOSARIO</text:h>
        </text:list-item>
      </text:list>
      <text:p text:style-name="P7"/>
      <text:p text:style-name="P7"><text:span text:style-name="T3">MDA: </text:span><text:span text:style-name="T2">Arquitectura guiada por el dominio de la traducción del ingles, es un paradigma dentro de la ingeniería de sistemas, que permite enfocarse en los modelos mas que en el código fuente, ya que se transforman modelos en código.</text:span></text:p>
      <text:p text:style-name="P8"/>
      <text:p text:style-name="P21">Abstracción: <text:span text:style-name="T2">Es una expresión empleada para señalar la falta de detalles o la suprecion de estos a un elemento.</text:span></text:p>
      <text:p text:style-name="P8"/>
      <text:p text:style-name="P21">Plataforma: <text:span text:style-name="T2">sdfsfdgh</text:span></text:p>
      <text:p text:style-name="P21"/>
      <text:p text:style-name="P21">CIM: <text:span text:style-name="T2">Modelo independiente de la compunción, es una representación generalmente gráfica que ilustra un diagrama con un nivel de abstracción alto, para ser entendido, sin necesidad de conocimientos en computación.</text:span></text:p>
      <text:p text:style-name="P8"/>
      <text:p text:style-name="P21">PIM: <text:span text:style-name="T2">Modelo independiente de la plataforma, es una representación generalmente gráfica que ilustra un diagrama con un nivel de abstracción medio, donde no se tiene en cuenta la plataforma en la que se va a implementar este modelo.</text:span></text:p>
      <text:p text:style-name="P8"/>
      <text:p text:style-name="P7"/>
      <text:list text:style-name="Outline" text:continue-numbering="true">
        <text:list-item>
          <text:h text:style-name="P14" text:outline-level="1">BIBLIOGRAFÍA</text:h>
        </text:list-item>
      </text:list>
      <text:p text:style-name="P7"/>
      <text:list text:style-name="Outline" text:continue-numbering="true">
        <text:list-item>
          <text:list text:continue-numbering="true">
            <text:list-item>
              <text:h text:style-name="P13" text:outline-level="2">Referencias Bibliográficas</text:h>
            </text:list-item>
          </text:list>
        </text:list-item>
      </text:list>
      <text:p text:style-name="P7"/>
      <text:p text:style-name="P7">……</text:p>
      <text:p text:style-name="P7"/>
      <text:list text:style-name="Outline" text:continue-numbering="true">
        <text:list-item>
          <text:list text:continue-numbering="true">
            <text:list-item>
              <text:h text:style-name="P13" text:outline-level="2">Referencias de Internet</text:h>
            </text:list-item>
          </text:list>
        </text:list-item>
      </text:list>
      <text:p text:style-name="P7"/>
      <text:p text:style-name="P7">……</text:p>
      <text:p text:style-name="P7"/>
      <text:list text:style-name="Outline" text:continue-numbering="true">
        <text:list-item>
          <text:list text:continue-numbering="true">
            <text:list-item>
              <text:h text:style-name="P13" text:outline-level="2">Referencias Audiovisuales</text:h>
            </text:list-item>
          </text:list>
        </text:list-item>
      </text:list>
      <text:p text:style-name="P7"/>
      <text:p text:style-name="P7">……</text:p>
      <text:p text:style-name="P7"/>
      <text:list text:style-name="Outline" text:continue-numbering="true">
        <text:list-item>
          <text:list text:continue-numbering="true">
            <text:list-item>
              <text:h text:style-name="P13" text:outline-level="2">Comunicaciones Personales</text:h>
            </text:list-item>
          </text:list>
        </text:list-item>
      </text:list>
      <text:p text:style-name="P7"/>
      <text:p text:style-name="P7">……</text:p>
      <text:p text:style-name="P7"/>
      <text:list text:style-name="Outline" text:continue-numbering="true">
        <text:list-item>
          <text:h text:style-name="P14" text:outline-level="1"><text:soft-page-break/>CRONOGRAMA DETALLADO</text:h>
        </text:list-item>
      </text:list>
      <text:p text:style-name="P7"/>
      <text:p text:style-name="P7">……</text:p>
      <text:p text:style-name="P7"/>
      <text:list text:style-name="Outline" text:continue-numbering="true">
        <text:list-item>
          <text:h text:style-name="P14" text:outline-level="1">ANEXOS</text:h>
        </text:list-item>
      </text:list>
      <text:p text:style-name="P7"/>
      <text:p text:style-name="P7">……</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MS Shell Dlg" svg:font-family="'MS Shell Dlg'"/>
    <style:font-face style:name="StarSymbol" svg:font-family="Star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CO"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 fo:font-size="12pt" fo:language="es" fo:country="CO"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423cm" fo:margin-bottom="0.106cm" fo:text-align="center" style:justify-single-word="false"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align="justify" style:justify-single-word="false" fo:text-indent="0cm" style:auto-text-indent="false"/>
      <style:text-properties fo:font-style="italic" style:font-style-asian="italic" style:font-size-complex="14pt" style:font-style-complex="italic" style:font-weight-complex="normal"/>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3cm" fo:margin-bottom="0.106cm" fo:text-indent="0cm" style:auto-text-indent="false" fo:keep-with-next="always"/>
      <style:text-properties fo:font-weight="bold" style:font-weight-asian="bold" style:font-name-complex="Arial" style:font-size-complex="13pt" style:font-weight-complex="bold"/>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423cm" fo:margin-bottom="0.106cm" fo:text-indent="0cm"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list-style-name="Outline"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text-properties style:font-name="Times New Roman"/>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style:font-name="Times New Roman" fo:font-style="italic" style:font-style-asian="italic" style:font-style-complex="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fo:font-size="11pt" style:font-size-asian="11pt" style:font-name-complex="Arial" style:font-size-complex="11pt"/>
    </style:style>
    <style:style style:name="Contents_20_1" style:display-name="Contents 1" style:family="paragraph" style:parent-style-name="Standard" style:next-style-name="Standard" style:class="index">
      <style:paragraph-properties fo:margin-top="0.635cm" fo:margin-bottom="0cm" fo:text-align="start" style:justify-single-word="false"/>
      <style:text-properties fo:text-transform="uppercase" fo:font-weight="bold"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423cm" fo:margin-bottom="0cm" fo:text-align="start" style:justify-single-word="false"/>
      <style:text-properties style:font-name="Times New Roman"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423cm" fo:margin-right="0cm" fo:text-align="start" style:justify-single-word="false" fo:text-indent="0cm" style:auto-text-indent="false"/>
      <style:text-properties style:font-name="Times New Roman" fo:font-size="10pt" style:font-size-asian="10pt" style:font-size-complex="10pt"/>
    </style:style>
    <style:style style:name="Contents_20_4" style:display-name="Contents 4" style:family="paragraph" style:parent-style-name="Standard" style:next-style-name="Standard" style:class="index">
      <style:paragraph-properties fo:margin-left="0.847cm" fo:margin-right="0cm" fo:text-align="start" style:justify-single-word="false" fo:text-indent="0cm" style:auto-text-indent="false"/>
      <style:text-properties style:font-name="Times New Roman"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align="start" style:justify-single-word="false" fo:text-indent="0cm" style:auto-text-indent="false"/>
      <style:text-properties style:font-name="Times New Roman"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align="start" style:justify-single-word="false" fo:text-indent="0cm" style:auto-text-indent="false"/>
      <style:text-properties style:font-name="Times New Roman"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align="start" style:justify-single-word="false" fo:text-indent="0cm" style:auto-text-indent="false"/>
      <style:text-properties style:font-name="Times New Roman"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align="start" style:justify-single-word="false" fo:text-indent="0cm" style:auto-text-indent="false"/>
      <style:text-properties style:font-name="Times New Roman"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align="start" style:justify-single-word="false" fo:text-indent="0cm" style:auto-text-indent="false"/>
      <style:text-properties style:font-name="Times New Roman" fo:font-size="10pt" style:font-size-asian="10pt"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style:line-height-at-least="0.176cm"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style:list-level-properties text:min-label-width="0.635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WW8Num1">
      <text:list-level-style-number text:level="1" style:num-suffix="." style:num-format="1">
        <style:list-level-properties text:min-label-width="0.635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423cm" text:min-label-width="0.635cm"/>
      </text:list-level-style-number>
      <text:list-level-style-number text:level="2" style:num-prefix="2." style:num-format="1">
        <style:list-level-properties text:space-before="0.423cm" text:min-label-width="1.016cm"/>
      </text:list-level-style-number>
      <text:list-level-style-number text:level="3" style:num-format="1" text:display-levels="3">
        <style:list-level-properties text:space-before="0.423cm" text:min-label-width="1.27cm"/>
      </text:list-level-style-number>
      <text:list-level-style-number text:level="4" style:num-format="1" text:display-levels="4">
        <style:list-level-properties text:space-before="0.423cm" text:min-label-width="1.524cm"/>
      </text:list-level-style-number>
      <text:list-level-style-number text:level="5" style:num-format="1" text:display-levels="5">
        <style:list-level-properties text:space-before="0.423cm" text:min-label-width="1.778cm"/>
      </text:list-level-style-number>
      <text:list-level-style-number text:level="6" style:num-format="1" text:display-levels="6">
        <style:list-level-properties text:space-before="0.423cm" text:min-label-width="2.032cm"/>
      </text:list-level-style-number>
      <text:list-level-style-number text:level="7" style:num-format="1" text:display-levels="7">
        <style:list-level-properties text:space-before="0.423cm" text:min-label-width="2.286cm"/>
      </text:list-level-style-number>
      <text:list-level-style-number text:level="8" style:num-format="1" text:display-levels="8">
        <style:list-level-properties text:space-before="0.423cm" text:min-label-width="2.54cm"/>
      </text:list-level-style-number>
      <text:list-level-style-number text:level="9" style:num-format="1" text:display-levels="9">
        <style:list-level-properties text:space-before="0.423cm" text:min-label-width="2.794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space-before="0.423cm" text:min-label-width="0.762cm"/>
      </text:list-level-style-number>
      <text:list-level-style-number text:level="2" style:num-prefix="2." style:num-format="1">
        <style:list-level-properties text:space-before="0.423cm" text:min-label-width="1.016cm"/>
      </text:list-level-style-number>
      <text:list-level-style-number text:level="3" style:num-format="1" text:display-levels="3">
        <style:list-level-properties text:space-before="0.423cm" text:min-label-width="1.27cm"/>
      </text:list-level-style-number>
      <text:list-level-style-number text:level="4" style:num-format="1" text:display-levels="4">
        <style:list-level-properties text:space-before="0.423cm" text:min-label-width="1.524cm"/>
      </text:list-level-style-number>
      <text:list-level-style-number text:level="5" style:num-format="1" text:display-levels="5">
        <style:list-level-properties text:space-before="0.423cm" text:min-label-width="1.778cm"/>
      </text:list-level-style-number>
      <text:list-level-style-number text:level="6" style:num-format="1" text:display-levels="6">
        <style:list-level-properties text:space-before="0.423cm" text:min-label-width="2.032cm"/>
      </text:list-level-style-number>
      <text:list-level-style-number text:level="7" style:num-format="1" text:display-levels="7">
        <style:list-level-properties text:space-before="0.423cm" text:min-label-width="2.286cm"/>
      </text:list-level-style-number>
      <text:list-level-style-number text:level="8" style:num-format="1" text:display-levels="8">
        <style:list-level-properties text:space-before="0.423cm" text:min-label-width="2.54cm"/>
      </text:list-level-style-number>
      <text:list-level-style-number text:level="9" style:num-format="1" text:display-levels="9">
        <style:list-level-properties text:space-before="0.423cm"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Footer">
      <style:paragraph-properties fo:text-align="center" style:justify-single-word="false"/>
    </style:style>
    <style:style style:name="T1" style:family="text"/>
    <style:page-layout style:name="pm1">
      <style:page-layout-properties fo:page-width="21.59cm" fo:page-height="27.94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pm2">
      <style:page-layout-properties fo:page-width="21.59cm" fo:page-height="27.94cm" style:num-format="1" style:print-orientation="portrait" fo:margin-top="1.24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footer>
        <text:p text:style-name="P1"/>
      </style:footer>
    </style:master-page>
    <style:master-page style:name="Convertir_20_1" style:display-name="Convertir 1" style:page-layout-name="pm2">
      <style:header>
        <text:p text:style-name="Header"/>
      </style:header>
      <style:footer>
        <text:p text:style-name="P1"><text:span text:style-name="Page_20_Number"><text:page-number text:select-page="current">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TÍTULO DEL PROYECTO DE GRADO</dc:title>
    <meta:initial-creator>Shinkei</meta:initial-creator>
    <meta:creation-date>2009-02-11T22:04:27</meta:creation-date>
    <dc:creator>Shinkei</dc:creator>
    <dc:date>2009-03-07T00:52:25</dc:date>
    <meta:editing-cycles>14</meta:editing-cycles>
    <meta:editing-duration>PT9H37M19S</meta:editing-duration>
    <meta:user-defined meta:name="Información 1"/>
    <meta:user-defined meta:name="Información 2"/>
    <meta:user-defined meta:name="Información 3"/>
    <meta:user-defined meta:name="Información 4"/>
    <meta:document-statistic meta:table-count="0" meta:image-count="0" meta:object-count="0" meta:page-count="11" meta:paragraph-count="97" meta:word-count="783" meta:character-count="5039"/>
  </office:meta>
</office:document-meta>
</file>